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36pt" fo:font-weight="bold" officeooo:rsid="001568d6" officeooo:paragraph-rsid="001568d6" style:font-size-asian="36pt" style:font-weight-asian="bold" style:font-size-complex="36pt" style:font-weight-complex="bold"/>
    </style:style>
    <style:style style:name="P2" style:family="paragraph" style:parent-style-name="Standard">
      <style:paragraph-properties fo:text-align="center" style:justify-single-word="false"/>
      <style:text-properties fo:font-size="36pt" style:text-underline-style="solid" style:text-underline-width="auto" style:text-underline-color="font-color" fo:font-weight="bold" officeooo:rsid="001568d6" officeooo:paragraph-rsid="001568d6" style:font-size-asian="36pt" style:font-weight-asian="bold" style:font-size-complex="36pt" style:font-weight-complex="bold"/>
    </style:style>
    <style:style style:name="P3" style:family="paragraph" style:parent-style-name="Standard">
      <style:paragraph-properties fo:text-align="center" style:justify-single-word="false"/>
      <style:text-properties fo:font-size="24pt" fo:font-weight="bold" officeooo:rsid="001568d6" officeooo:paragraph-rsid="001568d6" style:font-size-asian="21pt" style:font-weight-asian="bold" style:font-size-complex="24pt" style:font-weight-complex="bold"/>
    </style:style>
    <style:style style:name="P4"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568d6" officeooo:paragraph-rsid="001568d6" style:font-size-asian="21pt" style:font-weight-asian="bold" style:font-size-complex="24pt" style:font-weight-complex="bold"/>
    </style:style>
    <style:style style:name="P5" style:family="paragraph" style:parent-style-name="Standard">
      <style:paragraph-properties fo:text-align="start" style:justify-single-word="false"/>
      <style:text-properties fo:font-size="20pt" fo:font-weight="bold" officeooo:rsid="001568d6" officeooo:paragraph-rsid="001568d6" style:font-size-asian="17.5pt" style:font-weight-asian="bold" style:font-size-complex="20pt" style:font-weight-complex="bold"/>
    </style:style>
    <style:style style:name="P6" style:family="paragraph" style:parent-style-name="Standard">
      <style:paragraph-properties fo:text-align="start" style:justify-single-word="false"/>
      <style:text-properties fo:font-size="20pt" fo:font-weight="bold" officeooo:rsid="001568d6" officeooo:paragraph-rsid="001d4f80" style:font-size-asian="17.5pt" style:font-weight-asian="bold" style:font-size-complex="20pt" style:font-weight-complex="bold"/>
    </style:style>
    <style:style style:name="P7" style:family="paragraph" style:parent-style-name="Standard">
      <style:paragraph-properties fo:text-align="center" style:justify-single-word="false"/>
      <style:text-properties fo:font-size="20pt" fo:font-weight="bold" officeooo:rsid="001568d6" officeooo:paragraph-rsid="001568d6" style:font-size-asian="17.5pt" style:font-weight-asian="bold" style:font-size-complex="20pt" style:font-weight-complex="bold"/>
    </style:style>
    <style:style style:name="P8" style:family="paragraph" style:parent-style-name="Standard">
      <style:paragraph-properties fo:text-align="start" style:justify-single-word="false"/>
      <style:text-properties fo:font-size="20pt" style:text-underline-style="solid" style:text-underline-width="auto" style:text-underline-color="font-color" fo:font-weight="bold" officeooo:rsid="001568d6" officeooo:paragraph-rsid="001568d6" style:font-size-asian="17.5pt" style:font-weight-asian="bold" style:font-size-complex="20pt" style:font-weight-complex="bold"/>
    </style:style>
    <style:style style:name="P9"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568d6" officeooo:paragraph-rsid="001568d6" style:font-size-asian="17.5pt" style:font-weight-asian="bold" style:font-size-complex="20pt" style:font-weight-complex="bold"/>
    </style:style>
    <style:style style:name="P10"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18b762" officeooo:paragraph-rsid="0018b762" style:font-size-asian="20pt" style:font-weight-asian="bold" style:font-size-complex="20pt" style:font-weight-complex="bold"/>
    </style:style>
    <style:style style:name="P11" style:family="paragraph" style:parent-style-name="Standard">
      <style:paragraph-properties fo:text-align="center" style:justify-single-word="false"/>
      <style:text-properties fo:font-size="20pt" style:text-underline-style="none" fo:font-weight="bold" officeooo:rsid="001568d6" officeooo:paragraph-rsid="001568d6" style:font-size-asian="17.5pt" style:font-weight-asian="bold" style:font-size-complex="20pt" style:font-weight-complex="bold"/>
    </style:style>
    <style:style style:name="P12" style:family="paragraph" style:parent-style-name="Standard">
      <style:paragraph-properties fo:text-align="center" style:justify-single-word="false"/>
      <style:text-properties fo:font-size="20pt" style:text-underline-style="none" fo:font-weight="bold" officeooo:rsid="001704eb" officeooo:paragraph-rsid="001704eb" style:font-size-asian="17.5pt" style:font-weight-asian="bold" style:font-size-complex="20pt" style:font-weight-complex="bold"/>
    </style:style>
    <style:style style:name="P13" style:family="paragraph" style:parent-style-name="Standard">
      <style:paragraph-properties fo:text-align="start" style:justify-single-word="false"/>
      <style:text-properties fo:font-size="20pt" style:text-underline-style="none" fo:font-weight="bold" officeooo:rsid="001704eb" officeooo:paragraph-rsid="001704eb" style:font-size-asian="17.5pt" style:font-weight-asian="bold" style:font-size-complex="20pt" style:font-weight-complex="bold"/>
    </style:style>
    <style:style style:name="P14" style:family="paragraph" style:parent-style-name="Standard">
      <style:paragraph-properties fo:text-align="justify" style:justify-single-word="false"/>
      <style:text-properties fo:font-size="20pt" style:text-underline-style="none" fo:font-weight="bold" officeooo:rsid="001704eb" officeooo:paragraph-rsid="001704eb" style:font-size-asian="20pt" style:font-weight-asian="bold" style:font-size-complex="20pt" style:font-weight-complex="bold"/>
    </style:style>
    <style:style style:name="P15" style:family="paragraph" style:parent-style-name="Standard">
      <style:paragraph-properties fo:text-align="justify" style:justify-single-word="false"/>
      <style:text-properties fo:font-size="20pt" style:text-underline-style="none" fo:font-weight="bold" officeooo:rsid="001704eb" officeooo:paragraph-rsid="0018144b" style:font-size-asian="20pt" style:font-weight-asian="bold" style:font-size-complex="20pt" style:font-weight-complex="bold"/>
    </style:style>
    <style:style style:name="P16" style:family="paragraph" style:parent-style-name="Standard">
      <style:paragraph-properties fo:text-align="justify" style:justify-single-word="false"/>
      <style:text-properties fo:font-size="20pt" style:text-underline-style="none" fo:font-weight="bold" officeooo:rsid="001704eb" officeooo:paragraph-rsid="0018b762" style:font-size-asian="20pt" style:font-weight-asian="bold" style:font-size-complex="20pt" style:font-weight-complex="bold"/>
    </style:style>
    <style:style style:name="P17" style:family="paragraph" style:parent-style-name="Standard">
      <style:paragraph-properties fo:text-align="justify" style:justify-single-word="false"/>
      <style:text-properties fo:font-size="20pt" style:text-underline-style="none" fo:font-weight="bold" officeooo:rsid="0018b762" officeooo:paragraph-rsid="0018b762" style:font-size-asian="20pt" style:font-weight-asian="bold" style:font-size-complex="20pt" style:font-weight-complex="bold"/>
    </style:style>
    <style:style style:name="P18" style:family="paragraph" style:parent-style-name="Standard">
      <style:paragraph-properties fo:text-align="justify" style:justify-single-word="false"/>
      <style:text-properties fo:font-size="16pt" style:text-underline-style="none" fo:font-weight="bold" officeooo:rsid="001704eb" officeooo:paragraph-rsid="001704eb" style:font-size-asian="14pt" style:font-weight-asian="bold" style:font-size-complex="16pt" style:font-weight-complex="bold"/>
    </style:style>
    <style:style style:name="P19"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18b762" officeooo:paragraph-rsid="0018b762" style:font-size-asian="14pt" style:font-weight-asian="bold" style:font-size-complex="16pt" style:font-weight-complex="bold"/>
    </style:style>
    <style:style style:name="P20" style:family="paragraph" style:parent-style-name="Standard">
      <style:paragraph-properties fo:text-align="justify" style:justify-single-word="false"/>
      <style:text-properties fo:font-size="16pt" style:text-underline-style="none" fo:font-weight="normal" officeooo:rsid="001704eb" officeooo:paragraph-rsid="001704eb" style:font-size-asian="14pt" style:font-weight-asian="normal" style:font-size-complex="16pt" style:font-weight-complex="normal"/>
    </style:style>
    <style:style style:name="P21" style:family="paragraph" style:parent-style-name="Standard">
      <style:paragraph-properties fo:text-align="justify" style:justify-single-word="false"/>
      <style:text-properties fo:font-size="16pt" style:text-underline-style="none" fo:font-weight="normal" officeooo:rsid="0018144b" officeooo:paragraph-rsid="001704eb" style:font-size-asian="14pt" style:font-weight-asian="normal" style:font-size-complex="16pt" style:font-weight-complex="normal"/>
    </style:style>
    <style:style style:name="P22" style:family="paragraph" style:parent-style-name="Standard">
      <style:paragraph-properties fo:text-align="justify" style:justify-single-word="false"/>
      <style:text-properties fo:font-size="16pt" style:text-underline-style="none" fo:font-weight="normal" officeooo:rsid="0018b762" officeooo:paragraph-rsid="0018144b" style:font-size-asian="14pt" style:font-weight-asian="normal" style:font-size-complex="16pt" style:font-weight-complex="normal"/>
    </style:style>
    <style:style style:name="P23" style:family="paragraph" style:parent-style-name="Standard">
      <style:paragraph-properties fo:text-align="justify" style:justify-single-word="false"/>
      <style:text-properties fo:font-size="16pt" style:text-underline-style="none" fo:font-weight="normal" officeooo:rsid="0018b762" officeooo:paragraph-rsid="0018b762" style:font-size-asian="14pt" style:font-weight-asian="normal" style:font-size-complex="16pt" style:font-weight-complex="normal"/>
    </style:style>
    <style:style style:name="P24" style:family="paragraph" style:parent-style-name="Standard">
      <style:paragraph-properties fo:text-align="justify" style:justify-single-word="false"/>
      <style:text-properties fo:font-size="16pt" fo:font-style="normal" style:text-underline-style="solid" style:text-underline-width="auto" style:text-underline-color="font-color" fo:font-weight="normal" officeooo:rsid="0018b762" officeooo:paragraph-rsid="0018b762" style:font-size-asian="14pt" style:font-style-asian="normal" style:font-weight-asian="normal" style:font-size-complex="16pt" style:font-style-complex="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bf91c" style:font-weight-asian="normal" style:font-weight-complex="normal"/>
    </style:style>
    <style:style style:name="T3" style:family="text">
      <style:text-properties style:text-underline-style="none" fo:font-weight="normal" officeooo:rsid="0020137c"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normal" officeooo:rsid="001760df" style:font-weight-asian="normal" style:font-weight-complex="normal"/>
    </style:style>
    <style:style style:name="T6" style:family="text">
      <style:text-properties fo:font-weight="normal" officeooo:rsid="0021e185" style:font-weight-asian="normal" style:font-weight-complex="normal"/>
    </style:style>
    <style:style style:name="T7" style:family="text">
      <style:text-properties fo:font-size="16pt" fo:font-weight="normal" style:font-size-asian="14pt" style:font-weight-asian="normal" style:font-size-complex="16pt" style:font-weight-complex="normal"/>
    </style:style>
    <style:style style:name="T8" style:family="text">
      <style:text-properties fo:font-size="16pt" fo:font-weight="normal" officeooo:rsid="001760df" style:font-size-asian="14pt" style:font-weight-asian="normal" style:font-size-complex="16pt" style:font-weight-complex="normal"/>
    </style:style>
    <style:style style:name="T9" style:family="text">
      <style:text-properties fo:font-size="16pt" fo:font-weight="normal" officeooo:rsid="0018144b" style:font-size-asian="14pt" style:font-weight-asian="normal" style:font-size-complex="16pt" style:font-weight-complex="normal"/>
    </style:style>
    <style:style style:name="T10" style:family="text">
      <style:text-properties fo:font-size="16pt" fo:font-weight="normal" officeooo:rsid="0018b762" style:font-size-asian="14pt" style:font-weight-asian="normal" style:font-size-complex="16pt" style:font-weight-complex="normal"/>
    </style:style>
    <style:style style:name="T11" style:family="text">
      <style:text-properties fo:font-size="16pt" fo:font-weight="normal" officeooo:rsid="001ab3f3" style:font-size-asian="14pt" style:font-weight-asian="normal" style:font-size-complex="16pt" style:font-weight-complex="normal"/>
    </style:style>
    <style:style style:name="T12" style:family="text">
      <style:text-properties fo:font-size="16pt" fo:font-weight="normal" officeooo:rsid="0021e185" style:font-size-asian="14pt" style:font-weight-asian="normal" style:font-size-complex="16pt" style:font-weight-complex="normal"/>
    </style:style>
    <style:style style:name="T13" style:family="text">
      <style:text-properties fo:font-size="16pt" fo:font-style="italic" fo:font-weight="normal" style:font-size-asian="14pt" style:font-style-asian="italic" style:font-weight-asian="normal" style:font-size-complex="16pt" style:font-style-complex="italic" style:font-weight-complex="normal"/>
    </style:style>
    <style:style style:name="T14" style:family="text">
      <style:text-properties fo:font-size="16pt" fo:font-style="italic" fo:font-weight="normal" officeooo:rsid="0018b762" style:font-size-asian="14pt" style:font-style-asian="italic" style:font-weight-asian="normal" style:font-size-complex="16pt" style:font-style-complex="italic" style:font-weight-complex="normal"/>
    </style:style>
    <style:style style:name="T15" style:family="text">
      <style:text-properties fo:font-size="16pt" fo:font-style="normal" fo:font-weight="normal" style:font-size-asian="14pt" style:font-style-asian="normal" style:font-weight-asian="normal" style:font-size-complex="16pt" style:font-style-complex="normal" style:font-weight-complex="normal"/>
    </style:style>
    <style:style style:name="T16" style:family="text">
      <style:text-properties fo:font-size="16pt" style:text-underline-style="solid" style:text-underline-width="auto" style:text-underline-color="font-color" fo:font-weight="normal" officeooo:rsid="0021e185" style:font-size-asian="14pt" style:font-weight-asian="normal" style:font-size-complex="16pt" style:font-weight-complex="normal"/>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solid" style:text-underline-width="auto" style:text-underline-color="font-color" fo:font-weight="normal" officeooo:rsid="0021e185" style:font-weight-asian="normal" style:font-weight-complex="normal"/>
    </style:style>
    <style:style style:name="T20" style:family="text">
      <style:text-properties officeooo:rsid="0021e1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INFORME</text:p>
      <text:p text:style-name="P1"><text:s/>TRABAJO PRÁCTICO</text:p>
      <text:p text:style-name="P2"/>
      <text:p text:style-name="P1">SEMINARIO DE LENGUAJES</text:p>
      <text:p text:style-name="P1">OPCIÓN PYTHON</text:p>
      <text:p text:style-name="P3"/>
      <text:p text:style-name="P4">GRUPO 21</text:p>
      <text:p text:style-name="P7"/>
      <text:p text:style-name="P8">Integrantes:</text:p>
      <text:p text:style-name="P5"/>
      <text:p text:style-name="P6">Bruno Cascio, 12512/7</text:p>
      <text:p text:style-name="P6">Cristian Daniel Barbaro, 12655/3</text:p>
      <text:p text:style-name="P8"/>
      <text:p text:style-name="P9"/>
      <text:p text:style-name="P11"/>
      <text:p text:style-name="P11"/>
      <text:p text:style-name="P11"/>
      <text:p text:style-name="P11"/>
      <text:p text:style-name="P11"/>
      <text:p text:style-name="P11"/>
      <text:p text:style-name="P12"><text:soft-page-break/>DETALLES DE IMPLEMENTACIÓN</text:p>
      <text:p text:style-name="P12"/>
      <text:p text:style-name="P13">En general:</text:p>
      <text:p text:style-name="P18"><text:tab/><text:span text:style-name="T4">El juego está compuesto por un archivo </text:span><text:span text:style-name="T18">.blend</text:span><text:span text:style-name="T4"> en el cual está contenida toda la lógica del mismo. También cuenta con dos archivo</text:span><text:span text:style-name="T6">s</text:span><text:span text:style-name="T4"> auxiliares, uno que contiene la configuración del juego (palabras, categorías, configuraciones para cámara, personajes, etc.) y otro que contiene el estado actual del juego (puntaje máximo, puntaje actual, niveles, vidas). </text:span></text:p>
      <text:p text:style-name="P18"><text:span text:style-name="T4"><text:tab/>Luego, contamos con los </text:span><text:span text:style-name="T17">scripts</text:span><text:span text:style-name="T4"> que generan los archivos antes mencionados, estos son importados desde Blender y contienen la lógica del manejo de los archivos correspondientes. </text:span></text:p>
      <text:p text:style-name="P20"><text:tab/></text:p>
      <text:p text:style-name="P14">Sobre los archivos:</text:p>
      <text:p text:style-name="P18"><text:tab/><text:span text:style-name="T4">El archivo de configuración contiene todos los datos necesarios para ejecutar el juego, en el mismo se encuentra la información de las palabras con sus correspondientes descripciones. Además, se almacenan las coordenadas para posicionar tanto al personaje como a la cámara</text:span><text:span text:style-name="T6"> y las teclas de interacción del </text:span><text:span text:style-name="T19">juego</text:span><text:span text:style-name="T4">. </text:span></text:p>
      <text:p text:style-name="P18"><text:span text:style-name="T4"><text:tab/>El archivo de estado del juego contiene la información referente a puntajes, vidas y niveles. Allí se almacenan los estados actuales del mismo. </text:span><text:span text:style-name="T5">Este archivo, así como el anterior, contiene sus respectivas informaciones organizadas en una estructura de tipo diccionario.</text:span></text:p>
      <text:p text:style-name="P18"><text:span text:style-name="T4"><text:tab/>Contamos, además, con los </text:span><text:span text:style-name="T17">scripts</text:span><text:span text:style-name="T4">, organizados en un módulo, correspondientes para inicializar, modificar y borrar información de los archivos anteriores. </text:span></text:p>
      <text:p text:style-name="P20"><text:tab/>Finalmente, existe un archivo de texto que contiene la ayuda del juego.</text:p>
      <text:p text:style-name="P18"/>
      <text:p text:style-name="P18"/>
      <text:p text:style-name="P14">Sobre el juego:</text:p>
      <text:p text:style-name="P14"><text:tab/><text:span text:style-name="T8">A grandes rasgos, </text:span><text:span text:style-name="T9">el jugador debe formar la palabra correspondiente a partir del anagrama y con la ayuda proporcionada para la resolución del problema. Se cuenta con cinco niveles con distinta dificultad. <text:line-break/><text:tab/>El jugador debe lanzar el cubo correspondiente en la puerta para sumar, en caso de equivocarse, perderá una vida. Cuando se haya completado la palabra, pasará al siguiente nivel. <text:line-break/><text:tab/>Una vez finalizado los cinco niveles, volverá a comenzar desde el </text:span><text:soft-page-break/><text:span text:style-name="T9">primer nivel, siempre sumando puntos hasta perder las vidas (contará con tres).</text:span></text:p>
      <text:p text:style-name="P21"><text:tab/>El jugador puede cerrar el juego sin correr el riesgo de perder su avance actual. </text:p>
      <text:p text:style-name="P21"><text:tab/></text:p>
      <text:p text:style-name="P14"><text:span text:style-name="T9"><text:tab/>Se cuenta con la posibilidad <text:s/>de configurar las teclas </text:span><text:span text:style-name="T10">de interacción del</text:span><text:span text:style-name="T9"> juego. Estas </text:span><text:span text:style-name="T10">preferencias s</text:span><text:span text:style-name="T9">erán persistidas sin necesidad de volver a configurarlas, a menos que así lo desease el </text:span><text:span text:style-name="T10">usuario</text:span><text:span text:style-name="T9">, con la intención de provocar cierta flexibilidad para el manejo del juego.</text:span></text:p>
      <text:p text:style-name="P14"/>
      <text:p text:style-name="P21"><text:tab/>El usuario puede agregar, modificar o eliminar información del juego cuando quisiera.</text:p>
      <text:p text:style-name="P14"/>
      <text:p text:style-name="P14"><text:span text:style-name="T9"><text:tab/></text:span><text:span text:style-name="T10">El juego no cuenta con sonido.</text:span></text:p>
      <text:p text:style-name="P14"/>
      <text:p text:style-name="P15">Problemas encontrados:</text:p>
      <text:p text:style-name="P15"><text:tab/><text:span text:style-name="T9">Durante el desarrollo del juego nos hemos encontrado con varios problemas de diferente dificultad. </text:span></text:p>
      <text:p text:style-name="P15"><text:span text:style-name="T9"><text:tab/></text:span><text:span text:style-name="T10">Desarrollar en el entorno de Blender, nos generó cierta incomodidad ya que no contamos con una pantalla de gran tamaño.</text:span></text:p>
      <text:p text:style-name="P15"/>
      <text:p text:style-name="P22"><text:tab/>A continuación, se detallan algunos problemas concretos:</text:p>
      <text:p text:style-name="P16"><text:span text:style-name="T10"><text:tab/></text:span><text:span text:style-name="T12">1) </text:span><text:span text:style-name="T10">No existían la imágenes «</text:span><text:span text:style-name="T14">chicken</text:span><text:span text:style-name="T10">.png» ni «1.png» en el archivo .blend que nos había proporcionado la cátedra, así que, cada vez que salvábamos nuestro proyecto, aparecía un error </text:span><text:span text:style-name="T16">advirtiéndonos</text:span><text:span text:style-name="T10"> que no existía esta imagen; la solución a este problema fue crear dichos archivos:</text:span></text:p>
      <text:p text:style-name="P23">«$NUESTRO_PROYECTO/Dave/Desktop/Desktop/monetext/mob/chicken.png» y «$NUESTRO_PROYECTO/home/waterlava/lava/1.png». <text:s text:c="4"/></text:p>
      <text:p text:style-name="P23"><text:tab/><text:span text:style-name="T20">2) </text:span>Por momentos Blender no respondía, si ocurrían 2 eventos al mismo tiempo (por ejemplo soltar un cubo y tomar otro al mismo tiempo) a veces uno quedaba emparentado (o parecía estarlo) y no se podía interactuar con este último. Creemos que puede ser un problema del entorno.</text:p>
      <text:p text:style-name="P17"><text:span text:style-name="T7"><text:tab/></text:span><text:span text:style-name="T12">3) </text:span><text:span text:style-name="T7">El </text:span><text:span text:style-name="T12">objeto</text:span><text:span text:style-name="T7"> "c" se encontraba corrupto. </text:span><text:span text:style-name="T11">P</text:span><text:span text:style-name="T7">or alguna razón, el sensor colisión no se llamaba igual y nos encontrábamos ante constantes </text:span><text:span text:style-name="T13">warnings </text:span><text:span text:style-name="T15">hasta que finalmente decidimos reemplazarlo por un cubo creado por nosotros, ya que no podíamos editar el nombre de uno de sus sensores desde el </text:span><text:span text:style-name="T13">logic brick</text:span><text:span text:style-name="T15">, entonces quedaba de esa manera diferente al resto de </text:span><text:soft-page-break/><text:span text:style-name="T15">los cubos y, por ende, cuando se lo necesitaba en el juego se generaban errores de ejecución.</text:span></text:p>
      <text:p text:style-name="P17"/>
      <text:p text:style-name="P17"/>
      <text:p text:style-name="P19">Nota:<text:span text:style-name="T1"> Cabe destacar que el juego ha sido probado sobre sistemas operativos Linux, en particular Ubuntu 14.04 y derivadas. </text:span></text:p>
      <text:p text:style-name="P19"><text:span text:style-name="T1"><text:tab/>Se ha probado también en la versión 12.04 de Ubuntu con resultados negativos: cuando se ejecuta el juego en esta versión el sistema operativo deja de responder </text:span><text:span text:style-name="T2">a los pocos segundos </text:span><text:span text:style-name="T1">obligando al usuario forzar el apagado de la máquina. </text:span><text:span text:style-name="T3">(Uso intensivo de la SWAP)</text:span></text:p>
      <text:p text:style-name="P10"/>
      <text:p text:style-name="P17"/>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2T23:50:17.288718476</meta:creation-date>
    <dc:date>2014-08-03T15:12:06.004860481</dc:date>
    <meta:editing-duration>PT1H40M9S</meta:editing-duration>
    <meta:editing-cycles>10</meta:editing-cycles>
    <meta:generator>LibreOffice/4.2.4.2$Linux_X86_64 LibreOffice_project/420m0$Build-2</meta:generator>
    <meta:document-statistic meta:table-count="0" meta:image-count="0" meta:object-count="0" meta:page-count="4" meta:paragraph-count="35" meta:word-count="666" meta:character-count="4362" meta:non-whitespace-character-count="3691"/>
  </office:meta>
</office:document-meta>
</file>